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3cm" fo:min-width="25.238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5.738cm" svg:height="11.643cm" svg:x="1.4cm" svg:y="3.5cm">
          <draw:text-box>
            <text:p>长度：</text:p>
            <text:p/>
            <text:p><text:tab/>单位：米，千米，分米，厘米，毫米，微米，光年，纳米， 丈，尺，英里，英尺，英寸</text:p>
            <text:p/>
            <text:p><text:tab/>国际单位：米，千米，分米，厘米.......</text:p>
            <text:p/>
            <text:p><text:tab/>国际基本单位：米</text:p>
            <text:p/>
            <text:p/>
            <text:p>时间：</text:p>
            <text:p/>
            <text:p><text:tab/>单位： 秒，分钟，小时，天，星期，更，</text:p>
            <text:p/>
            <text:p><text:tab/>国际单位 <text:s text:c="2"/>：分，秒......</text:p>
            <text:p/>
            <text:p><text:tab/>国际基本单位： 秒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3M13S</meta:editing-duration>
    <meta:editing-cycles>9</meta:editing-cycles>
    <meta:generator>OpenOffice/4.1.11$Win32 OpenOffice.org_project/4111m1$Build-9808</meta:generator>
    <dc:date>2025-08-18T20:40:50.45</dc:date>
    <meta:document-statistic meta:object-count="24"/>
  </office:meta>
</office:document-meta>
</file>